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Standard">
      <style:text-properties fo:color="#c9211e" loext:opacity="100%" officeooo:paragraph-rsid="00050103"/>
    </style:style>
    <style:style style:name="P3" style:family="paragraph" style:parent-style-name="Standard">
      <style:text-properties officeooo:paragraph-rsid="00042650"/>
    </style:style>
    <style:style style:name="P4" style:family="paragraph" style:parent-style-name="Standard">
      <style:text-properties fo:color="#2a6099" loext:opacity="100%"/>
    </style:style>
    <style:style style:name="P5" style:family="paragraph" style:parent-style-name="Standard">
      <style:text-properties officeooo:rsid="00050103" officeooo:paragraph-rsid="00050103"/>
    </style:style>
    <style:style style:name="P6" style:family="paragraph" style:parent-style-name="Standard">
      <style:text-properties officeooo:paragraph-rsid="00050103"/>
    </style:style>
    <style:style style:name="P7" style:family="paragraph" style:parent-style-name="Standard">
      <style:text-properties fo:font-size="16pt" fo:font-weight="bold" officeooo:paragraph-rsid="00050103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paragraph-rsid="000f8af2"/>
    </style:style>
    <style:style style:name="T1" style:family="text">
      <style:text-properties officeooo:rsid="00042650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officeooo:rsid="000e5e08"/>
    </style:style>
    <style:style style:name="T4" style:family="text">
      <style:text-properties fo:color="#2a6099" loext:opacity="100%" officeooo:rsid="000f8af2"/>
    </style:style>
    <style:style style:name="T5" style:family="text">
      <style:text-properties officeooo:rsid="000f8af2"/>
    </style:style>
    <style:style style:name="T6" style:family="text">
      <style:text-properties officeooo:rsid="00135b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VLSM Subnetting Subnet</text:p>
      <text:p text:style-name="Standard"/>
      <text:p text:style-name="Standard">IP Yang dinginkan 192.111.32.0 /24</text:p>
      <text:p text:style-name="Standard"/>
      <text:p text:style-name="Standard">LAN 1 <text:s text:c="2"/>--&gt; Router 1 --&gt; Membutuhkan 14 Host <text:s text:c="2"/>--&gt; Minimum 16 Host --&gt; Subnet Mask /2<text:span text:style-name="T5">8</text:span></text:p>
      <text:p text:style-name="Standard">LAN 2 <text:s text:c="2"/>--&gt; Router 2 --&gt; Membutuhkan 25 Host <text:s text:c="2"/>--&gt; Minimum 32 Host --&gt; Subnet Mask /2<text:span text:style-name="T5">7</text:span></text:p>
      <text:p text:style-name="Standard">LAN 3 <text:s text:c="2"/>--&gt; Router 3 --&gt; Membutuhkan 5 Host <text:s text:c="5"/>--&gt; Minimum 8 Host <text:s/>--&gt; Subnet mask /2<text:span text:style-name="T5">9</text:span></text:p>
      <text:p text:style-name="Standard">Link A <text:s/>--&gt; Trunk <text:s text:c="3"/>--&gt; Membutuhkan 2 Host</text:p>
      <text:p text:style-name="Standard">Link B <text:s/>--&gt; Trunk <text:s text:c="3"/>--&gt; Membutuhkan 2 Host</text:p>
      <text:p text:style-name="Standard">Link C <text:s/>--&gt; Trunk <text:s text:c="3"/>--&gt; Membutuhkan 2 Host</text:p>
      <text:p text:style-name="Standard"/>
      <text:p text:style-name="Standard">Setting Subnet :</text:p>
      <text:p text:style-name="Standard">Range IP 192.111.32.0/24 membutuhkan 25 Host LAN 1</text:p>
      <text:p text:style-name="Standard"/>
      <text:p text:style-name="Standard">LAN 2 (25 Host)</text:p>
      <text:p text:style-name="Standard">Network ID <text:s text:c="16"/>Subnet Mask <text:s text:c="14"/>Host <text:s text:c="14"/>Network</text:p>
      <text:p text:style-name="Standard">192.111.32.0 <text:s text:c="21"/>/27 <text:s text:c="24"/>32 <text:s text:c="18"/>LAN 2</text:p>
      <text:p text:style-name="Standard">192.111.32.32 <text:s text:c="19"/>/27 <text:s text:c="24"/>32 <text:s text:c="18"/>Unused</text:p>
      <text:p text:style-name="Standard">192.111.32.64 <text:s text:c="19"/>/27 <text:s text:c="24"/>32 <text:s text:c="18"/>Unused</text:p>
      <text:p text:style-name="Standard">192.111.32.128 <text:s text:c="17"/>/27 <text:s text:c="24"/>32 <text:s text:c="18"/>Unused</text:p>
      <text:p text:style-name="P3"><text:s/></text:p>
      <text:p text:style-name="Standard">LAN 1 (14 Host)</text:p>
      <text:p text:style-name="Standard">Network ID <text:s text:c="11"/>Subnet Mask <text:s text:c="14"/>Host <text:s text:c="14"/>Network</text:p>
      <text:p text:style-name="Standard">192.111.32.0 <text:s text:c="16"/>/27 <text:s text:c="25"/>32 <text:s text:c="17"/>LAN 2</text:p>
      <text:p text:style-name="Standard">-------------------------------------------------------------------------------------------</text:p>
      <text:p text:style-name="P1">192.111.32.32 <text:s text:c="14"/>/27 <text:s text:c="25"/>32 <text:s text:c="16"/>Unused (Membuat LAN 1)</text:p>
      <text:p text:style-name="Standard">-------------------------------------------------------------------------------------------</text:p>
      <text:p text:style-name="P1">192.111.32.32 <text:s text:c="16"/>/28 <text:s text:c="23"/>16 <text:s text:c="16"/>LAN 1</text:p>
      <text:p text:style-name="P1">192.111.32.32 <text:s text:c="16"/>/28 <text:s text:c="23"/>16 <text:s text:c="16"/><text:span text:style-name="T1">Unused</text:span></text:p>
      <text:p text:style-name="Standard">------------------------------------------------------------------------------</text:p>
      <text:p text:style-name="Standard">192.111.32.64 <text:s text:c="14"/>/27 <text:s text:c="25"/>32 <text:s text:c="16"/>Unused</text:p>
      <text:p text:style-name="Standard">192.111.32.128 <text:s text:c="12"/>/27 <text:s text:c="25"/>32 <text:s text:c="16"/>Unused</text:p>
      <text:p text:style-name="Standard"/>
      <text:p text:style-name="Standard"/>
      <text:p text:style-name="Standard">LAN 3 (14 Host)</text:p>
      <text:p text:style-name="Standard">Network ID <text:s text:c="11"/>Subnet Mask <text:s text:c="14"/>Host <text:s text:c="14"/>Network</text:p>
      <text:p text:style-name="Standard">192.111.32.0 <text:s text:c="14"/>/27 <text:s text:c="26"/>32 <text:s text:c="18"/>LAN 2</text:p>
      <text:p text:style-name="Standard">-------------------------------------------------------------------------------------------</text:p>
      <text:p text:style-name="P1">192.111.32.32 <text:s text:c="13"/>/28 <text:s text:c="25"/>16 <text:s text:c="18"/>LAN 1</text:p>
      <text:p text:style-name="P1">------------------------------------------------------------------------------------------------------</text:p>
      <text:p text:style-name="P1">192.111.32.48 <text:s text:c="13"/>/28 <text:s text:c="25"/>16 <text:s text:c="18"/>Unused (Membuat LAN 3)</text:p>
      <text:p text:style-name="Standard">------------------------------------------------------------------------------------------------------</text:p>
      <text:p text:style-name="P4">192.111.32.48 <text:s text:c="15"/>/29 <text:s text:c="25"/>8 <text:s text:c="19"/>LAN 3</text:p>
      <text:p text:style-name="P4">192.111.32.56 <text:s text:c="15"/>/29 <text:s text:c="25"/>8 <text:s text:c="19"/>Unused</text:p>
      <text:p text:style-name="Standard">--------------------------------------------------------------------------------------------</text:p>
      <text:p text:style-name="Standard">192.111.32.64 <text:s text:c="12"/>/27 <text:s text:c="26"/>32 <text:s text:c="19"/>Unused</text:p>
      <text:p text:style-name="Standard">192.111.32.128 <text:s text:c="11"/>/27 <text:s text:c="25"/>32 <text:s text:c="19"/>Unused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Link A, B, C</text:p>
      <text:p text:style-name="Standard">Network ID <text:s text:c="11"/>Subnet Mask <text:s text:c="14"/>Host <text:s text:c="14"/>Network</text:p>
      <text:p text:style-name="Standard">192.111.32.0 <text:s text:c="13"/>/27 <text:s text:c="19"/>32 <text:s text:c="16"/>LAN 2</text:p>
      <text:p text:style-name="Standard">-------------------------------------------------------------------------------------------</text:p>
      <text:p text:style-name="Standard">192.111.32.32 <text:s text:c="12"/>/27 <text:s text:c="19"/>32 <text:s text:c="16"/>Unused (Membuat LAN 1)</text:p>
      <text:p text:style-name="Standard">-------------------------------------------------------------------------------------------</text:p>
      <text:p text:style-name="Standard">192.111.32.32 <text:s text:c="13"/>/28 <text:s text:c="18"/>16 <text:s text:c="16"/>LAN 1</text:p>
      <text:p text:style-name="Standard">---------------------------------------------------------------------------------------------</text:p>
      <text:p text:style-name="Standard">192.111.32.48 <text:s text:c="13"/>/28 <text:s text:c="18"/>16 <text:s text:c="16"/>Unused (Membuat LAN 3)</text:p>
      <text:p text:style-name="Standard">--------------------------------------------------------------------------------------------</text:p>
      <text:p text:style-name="Standard">192.111.32.48 <text:s text:c="15"/>/29 <text:s text:c="16"/>8 <text:s text:c="17"/>LAN 3</text:p>
      <text:p text:style-name="Standard">---------------------------------------------------------------------------------------------------</text:p>
      <text:p text:style-name="Standard">192.111.32.56 <text:s text:c="15"/>/29 <text:s text:c="16"/>8 <text:s text:c="17"/>Unused (Membuat Link A, B, C)</text:p>
      <text:p text:style-name="Standard">------------------------------------------------------------------------------------------------------</text:p>
      <text:p text:style-name="Standard">192.111.32.56 <text:s text:c="16"/>/31 <text:s text:c="15"/>2 <text:s text:c="17"/>Link A</text:p>
      <text:p text:style-name="Standard">192.111.32.58 <text:s text:c="16"/>/31 <text:s text:c="15"/>2 <text:s text:c="17"/>Link B</text:p>
      <text:p text:style-name="Standard">192.111.32.60 <text:s text:c="16"/>/31 <text:s text:c="15"/>2 <text:s text:c="17"/>Link C</text:p>
      <text:p text:style-name="Standard">192.111.32.62 <text:s text:c="16"/>/31 <text:s text:c="15"/>2 <text:s text:c="17"/>Unused</text:p>
      <text:p text:style-name="Standard">------------------------------------------------------------------------------------------------------</text:p>
      <text:p text:style-name="Standard">192.111.32.64 <text:s text:c="12"/>/27 <text:s text:c="19"/>32 <text:s text:c="16"/>Unused</text:p>
      <text:p text:style-name="Standard">192.111.32.128 <text:s text:c="11"/>/27 <text:s text:c="19"/>32 <text:s text:c="16"/>Unused</text:p>
      <text:p text:style-name="Standard"/>
      <text:p text:style-name="Standard"/>
      <text:p text:style-name="Standard"/>
      <text:p text:style-name="P5">Jadi:</text:p>
      <text:p text:style-name="P5">Tabel Subnetting LAN 1, LAN 2, LAN 3, <text:span text:style-name="T6">Link A, Link B dan Link C</text:span></text:p>
      <text:p text:style-name="P5"/>
      <text:p text:style-name="P6">Network ID <text:s text:c="11"/>Subnet Mask <text:s text:c="14"/>Host <text:s text:c="14"/>Network</text:p>
      <text:p text:style-name="P6">192.111.32.0 <text:s text:c="14"/>/27 <text:s text:c="26"/>32 <text:s text:c="18"/>LAN 2</text:p>
      <text:p text:style-name="P2">192.111.32.32 <text:s text:c="13"/>/28 <text:s text:c="25"/>16 <text:s text:c="18"/>LAN 1</text:p>
      <text:p text:style-name="P6"><text:span text:style-name="T2">192.111.32.48 <text:s text:c="15"/>/29 <text:s text:c="25"/>8 <text:s text:c="18"/>LAN 3</text:span></text:p>
      <text:p text:style-name="P6"><text:span text:style-name="T2">192.111.32.56 <text:s text:c="16"/>/</text:span><text:span text:style-name="T3">31</text:span><text:span text:style-name="T2"> <text:s text:c="24"/></text:span><text:span text:style-name="T3">2</text:span><text:span text:style-name="T2"> <text:s text:c="18"/></text:span><text:span text:style-name="T4">Link A</text:span></text:p>
      <text:p text:style-name="P8"><text:span text:style-name="T2">192.111.32.5</text:span><text:span text:style-name="T4">8</text:span><text:span text:style-name="T2"> <text:s text:c="16"/>/</text:span><text:span text:style-name="T3">31</text:span><text:span text:style-name="T2"> <text:s text:c="24"/></text:span><text:span text:style-name="T3">2</text:span><text:span text:style-name="T2"> <text:s text:c="18"/></text:span><text:span text:style-name="T4">Link B</text:span></text:p>
      <text:p text:style-name="P8"><text:span text:style-name="T2">192.111.32.</text:span><text:span text:style-name="T4">60</text:span><text:span text:style-name="T2"> <text:s text:c="16"/>/</text:span><text:span text:style-name="T3">31</text:span><text:span text:style-name="T2"> <text:s text:c="24"/></text:span><text:span text:style-name="T3">2</text:span><text:span text:style-name="T2"> <text:s text:c="18"/></text:span><text:span text:style-name="T4">Link C</text:span></text:p>
      <text:p text:style-name="P8"><text:span text:style-name="T2">192.111.32.</text:span><text:span text:style-name="T4">62</text:span><text:span text:style-name="T2"> <text:s text:c="16"/>/</text:span><text:span text:style-name="T3">31</text:span><text:span text:style-name="T2"> <text:s text:c="24"/></text:span><text:span text:style-name="T3">2</text:span><text:span text:style-name="T2"> <text:s text:c="18"/>U</text:span><text:span text:style-name="T4">nused</text:span></text:p>
      <text:p text:style-name="P6">192.111.32.64 <text:s text:c="13"/>/27 <text:s text:c="26"/>32 <text:s text:c="17"/>Unused</text:p>
      <text:p text:style-name="P5">192.111.32.128 <text:s text:c="11"/>/27 <text:s text:c="26"/>32 <text:s text:c="17"/>Unused</text:p>
      <text:p text:style-name="Standard"/>
      <text:p text:style-name="Standard"/>
      <text:p text:style-name="Standard"/>
      <text:p text:style-name="Standard"/>
      <text:p text:style-name="Standard"/>
      <text:p text:style-name="Standard"><text:s/>Menghitung Jumlah Host yang Digunakan :</text:p>
      <text:p text:style-name="Standard"><text:s/>32 + 16 + 8 = 56 Host</text:p>
      <text:p text:style-name="Standard"><text:s/></text:p>
      <text:p text:style-name="Standard"><text:s/>Host Yang tidak digunakan :</text:p>
      <text:p text:style-name="Standard"><text:s/>256 - 56 = 200 Host --&gt; Minimum Host 200 --&gt; Subnet Mask /2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7:46:51.221965286</meta:creation-date>
    <dc:date>2024-02-05T08:25:48.986760233</dc:date>
    <meta:editing-duration>PT28M20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2" meta:paragraph-count="79" meta:word-count="410" meta:character-count="5628" meta:non-whitespace-character-count="3022"/>
  </office:meta>
</office:document-meta>
</file>